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Verdana" fo:font-weight="normal" style:font-weight-asian="normal" style:font-weight-complex="normal"/>
    </style:style>
    <style:style style:name="T4" style:family="text">
      <style:text-properties style:font-name="Verdana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han URBAIN</text:p>
      <text:p text:style-name="P3"/>
      <text:p text:style-name="P1">Documentation sur le script de passage </text:p>
      <text:p text:style-name="P1">de modèle print aux modèle d'export vers WebGL</text:p>
      <text:p text:style-name="P1">sous Blender</text:p>
      <text:p text:style-name="P1"/>
      <text:p text:style-name="P2"/>
      <text:p text:style-name="P5"><text:span text:style-name="T2">Consigne de normalisation</text:span><text:span text:style-name="T3"> </text:span></text:p>
      <text:p text:style-name="P6"><text:span text:style-name="T3">(Aucune exception ne doit être faite sinon le script ne marchera pas)</text:span></text:p>
      <text:p text:style-name="P4"><text:span text:style-name="T1"/></text:p>
      <text:p text:style-name="P6"><text:span text:style-name="T3">Convention de nommage :</text:span></text:p>
      <text:p text:style-name="P6"><text:span text:style-name="T3"><text:tab/><text:tab/>Atomes : 'Exemple' donne la partie obligatoire que doit posséder le nom </text:span></text:p>
      <text:p text:style-name="P6"><text:span text:style-name="T3"><text:tab/><text:tab/><text:tab/>du mesh sous blender</text:span></text:p>
      <text:p text:style-name="P6"><text:span text:style-name="T3"/></text:p>
      <text:p text:style-name="P6"><text:span text:style-name="T3"><text:tab/><text:tab/><text:tab/>Carbone → 'Carb'</text:span></text:p>
      <text:p text:style-name="P6"><text:span text:style-name="T3"><text:tab/><text:tab/><text:tab/>Hydrogène → 'Hydro'</text:span></text:p>
      <text:p text:style-name="P6"><text:span text:style-name="T3"><text:tab/><text:tab/><text:tab/>Azote → 'Azo'</text:span></text:p>
      <text:p text:style-name="P6"><text:span text:style-name="T3"><text:tab/><text:tab/><text:tab/>Oxygène → 'Oxy'</text:span></text:p>
      <text:p text:style-name="P6"><text:span text:style-name="T3"><text:tab/><text:tab/><text:tab/>Chlore → 'Chlo'</text:span></text:p>
      <text:p text:style-name="P6"><text:span text:style-name="T3"><text:tab/><text:tab/><text:tab/>Fluor → 'Flu'</text:span></text:p>
      <text:p text:style-name="P6"><text:span text:style-name="T3"><text:tab/><text:tab/><text:tab/>Souffre → 'Souf'</text:span></text:p>
      <text:p text:style-name="P6"><text:span text:style-name="T3"/></text:p>
      <text:p text:style-name="P6"><text:span text:style-name="T3"><text:tab/><text:tab/>Liaisons/Valence : 'Exemple' donne la partie obligatoire que doit posséder le nom <text:tab/><text:tab/><text:tab/><text:tab/>du mesh sous blender</text:span></text:p>
      <text:p text:style-name="P6"><text:span text:style-name="T3"><text:tab/><text:tab/><text:tab/></text:span></text:p>
      <text:p text:style-name="P6"><text:span text:style-name="T3"><text:tab/><text:tab/><text:tab/>Simple Liaison → 'Simple'</text:span></text:p>
      <text:p text:style-name="P6"><text:span text:style-name="T3"><text:tab/><text:tab/><text:tab/>Double Liaison → 'Double'</text:span></text:p>
      <text:p text:style-name="P6"><text:span text:style-name="T3"><text:tab/><text:tab/><text:tab/>Valence d'atome → 'Valence'</text:span></text:p>
      <text:p text:style-name="P6"><text:span text:style-name="T3"><text:tab/><text:tab/><text:tab/>Valence de remplacement → 'Model'</text:span></text:p>
      <text:p text:style-name="P6"><text:span text:style-name="T3"/></text:p>
      <text:p text:style-name="P6"><text:span text:style-name="T3">Convention de point d'origine du mesh :</text:span></text:p>
      <text:p text:style-name="P7"><text:span text:style-name="T3"><text:tab/><text:tab/>Atomes : Tout atomes doit posséder sont point d'origine au centre de sa masse </text:span></text:p>
      <text:p text:style-name="P7"><text:span text:style-name="T3"><text:tab/><text:tab/><text:tab/>( Cet origine est par défaut lors de la création du Mesh )</text:span></text:p>
      <text:p text:style-name="P7"><text:span text:style-name="T3"><text:tab/><text:tab/><text:tab/>commande : Ctrl+shift+alt+C , ' Origine to center of Mass ' </text:span></text:p>
      <text:p text:style-name="P7"><text:span text:style-name="T3"/></text:p>
      <text:p text:style-name="P8"><text:span text:style-name="T3">Rem : A Faire dans fonction changementgeneral()</text:span></text:p>
      <text:p text:style-name="P4"><text:span text:style-name="T1"/></text:p>
      <text:p text:style-name="P4"><text:span text:style-name="T1"><text:tab/><text:tab/></text:span><text:span text:style-name="T4">Liaisons Double : Toutes liaisons double doit posséder sont point d'origine au <text:tab/><text:tab/><text:tab/><text:tab/><text:tab/>centre de sa masse <text:s/></text:span></text:p>
      <text:p text:style-name="P4"><text:span text:style-name="T4"><text:tab/><text:tab/><text:tab/><text:tab/>( Cet origine est par défaut lors de la création du Mesh )</text:span></text:p>
      <text:p text:style-name="P4"><text:span text:style-name="T4"><text:tab/><text:tab/><text:tab/>commande : Ctrl+shift+alt+C , ' Origine to center of Mass ' </text:span></text:p>
      <text:p text:style-name="P4"><text:span text:style-name="T4"><text:tab/><text:tab/></text:span></text:p>
      <text:p text:style-name="P4"><text:span text:style-name="T4"><text:tab/><text:tab/>Valence : Toutes valences doivent posséder sont point d'origine au centre de sa <text:tab/><text:tab/><text:tab/>face supérieur</text:span></text:p>
      <text:p text:style-name="P4"><text:span text:style-name="T4"><text:tab/><text:tab/><text:tab/>manipulation : Créer le cylindre de base, passer en mode edit, <text:tab/><text:tab/><text:tab/><text:tab/><text:tab/><text:tab/><text:tab/>sélectionner toutes les edges et donner -1 en location en Z</text:span></text:p>
      <text:p text:style-name="P4"><text:span text:style-name="T4"/></text:p>
      <text:p text:style-name="P4"><text:span text:style-name="T4"/></text:p>
      <text:p text:style-name="P4"><text:span text:style-name="T4">Consigne sur la parentation des meshs :</text:span></text:p>
      <text:p text:style-name="P4"><text:span text:style-name="T4"><text:tab/></text:span></text:p>
      <text:p text:style-name="P4"><text:span text:style-name="T4"><text:tab/><text:tab/>Valence : Chaque valence doit être parenté à son atome correspondant </text:span></text:p>
      <text:p text:style-name="P4"><text:span text:style-name="T4"><text:tab/><text:tab/><text:tab/><text:tab/>ex : une valence carbone sera fils de l'atome carbone </text:span></text:p>
      <text:p text:style-name="P4"><text:span text:style-name="T4"/></text:p>
      <text:p text:style-name="P4"><text:span text:style-name="T4"><text:s/>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</meta:initial-creator>
    <meta:creation-date>2016-07-08T11:51:44.53</meta:creation-date>
    <dc:date>2016-07-08T15:13:13.75</dc:date>
    <dc:creator>Nathan </dc:creator>
    <meta:editing-duration>PT3H21M30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8" meta:word-count="264" meta:character-count="1610"/>
  </office:meta>
</office:document-meta>
</file>